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0071in"/>
    </style:style>
    <style:style style:name="co3" style:family="table-column">
      <style:table-column-properties fo:break-before="auto" style:column-width="4.5256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28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Komma" style:data-style-name="N120"/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1">
          <table:table-cell table:style-name="ce3" office:value-type="string">
            <text:p>ICTGV Memory Estimator</text:p>
          </table:table-cell>
          <table:table-cell office:value-type="string">
            <text:p>Precision (single 4, double 8)</text:p>
          </table:table-cell>
          <table:table-cell office:value-type="float" office:value="4">
            <text:p>4</text:p>
          </table:table-cell>
          <table:table-cell office:value-type="string">
            <text:p>by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blem description</text:p>
          </table:table-cell>
          <table:table-cell office:value-type="string">
            <text:p>Width</text:p>
          </table:table-cell>
          <table:table-cell office:value-type="float" office:value="384">
            <text:p>3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ight</text:p>
          </table:table-cell>
          <table:table-cell office:value-type="float" office:value="384">
            <text:p>3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ils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mes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-Space / Trajectory</text:p>
          </table:table-cell>
          <table:table-cell office:value-type="string">
            <text:p>nFE</text:p>
          </table:table-cell>
          <table:table-cell office:value-type="float" office:value="384">
            <text:p>3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pokesPerFrame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pokesTotal</text:p>
          </table:table-cell>
          <table:table-cell table:formula="of:=[.C6]*[.C9]" office:value-type="float" office:value="588">
            <text:p>58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amplesTotal</text:p>
          </table:table-cell>
          <table:table-cell table:formula="of:=[.C10]*[.C8]" office:value-type="float" office:value="225792">
            <text:p>2257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Non-Cart</text:p>
          </table:table-cell>
          <table:table-cell office:value-type="string">
            <text:p>complex Image Domain (W*H*Frames) </text:p>
          </table:table-cell>
          <table:table-cell table:formula="of:=[.C3]*[.C4]*[.C6]" office:value-type="float" office:value="6193152">
            <text:p>6193152</text:p>
          </table:table-cell>
          <table:table-cell table:style-name="ce6" table:formula="of:=[.C13]*2*[.C1] / (1024*1024)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omplex K-Space Domain (nFE*SpokesPerFrame*Coils*Frames)</text:p>
          </table:table-cell>
          <table:table-cell table:formula="of:=[.C8]*[.C9]*[.C5]*[.C6]" office:value-type="float" office:value="2709504">
            <text:p>2709504</text:p>
          </table:table-cell>
          <table:table-cell table:style-name="ce6" table:formula="of:=[.C14]*2*[.$C$1] / (1024*1024)" office:value-type="float" office:value="20.671875">
            <text:p>21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k-space Traj length (real, nFE * SpokesPerFrame*Frames)</text:p>
          </table:table-cell>
          <table:table-cell table:formula="of:=[.C8]*[.C9]*[.C6]" office:value-type="float" office:value="225792">
            <text:p>225792</text:p>
          </table:table-cell>
          <table:table-cell table:style-name="ce6" table:formula="of:=[.C15]*[.$C$1] /(1024*1024)" office:value-type="float" office:value="0.861328125">
            <text:p>1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art</text:p>
          </table:table-cell>
          <table:table-cell office:value-type="string">
            <text:p>complex Image Domain (W*H*Frames)</text:p>
          </table:table-cell>
          <table:table-cell table:formula="of:=[.C3]*[.C4]*[.C6]" office:value-type="float" office:value="6193152">
            <text:p>6193152</text:p>
          </table:table-cell>
          <table:table-cell table:style-name="ce6" table:formula="of:=[.C17]*2*[.$C$1] / (1024*1024)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omplex K-Space Domain (W*H*Coils*Frames)</text:p>
          </table:table-cell>
          <table:table-cell table:formula="of:=[.C3]*[.C4]*[.C5]*[.C6]" office:value-type="float" office:value="74317824">
            <text:p>74317824</text:p>
          </table:table-cell>
          <table:table-cell table:style-name="ce6" table:formula="of:=[.C18]*2*[.$C$1] / (1024*1024)" office:value-type="float" office:value="567">
            <text:p>56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B1</text:p>
          </table:table-cell>
          <table:table-cell office:value-type="string">
            <text:p>complex B1 (W*H*Coils)</text:p>
          </table:table-cell>
          <table:table-cell table:formula="of:=[.C3]*[.C4]*[.C5]" office:value-type="float" office:value="1769472">
            <text:p>1769472</text:p>
          </table:table-cell>
          <table:table-cell table:style-name="ce6" table:formula="of:=[.C20]*2*[.$C$1] / (1024*1024)" office:value-type="float" office:value="13.5">
            <text:p>14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CTGV - noncar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nput (B1, K-Data, K-Traj, Dens, u0)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table:style-name="ce6" table:formula="of:=[.D20]" office:value-type="float" office:value="13.5">
            <text:p>14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-Space Data</text:p>
          </table:table-cell>
          <table:table-cell table:style-name="ce6" table:formula="of:=[.D14]" office:value-type="float" office:value="20.671875">
            <text:p>21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-Traj (2*real)</text:p>
          </table:table-cell>
          <table:table-cell table:style-name="ce6" table:formula="of:=[.D15]*2" office:value-type="float" office:value="1.72265625">
            <text:p>2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ns</text:p>
          </table:table-cell>
          <table:table-cell table:style-name="ce6" table:formula="of:=[.D15]" office:value-type="float" office:value="0.861328125">
            <text:p>1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0 vector</text:p>
          </table:table-cell>
          <table:table-cell table:style-name="ce6" table:formula="of:=[.D13]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co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mg domain vectors</text:p>
          </table:table-cell>
          <table:table-cell table:style-name="ce6" table:formula="of:=[.A31]*[.D13]" office:value-type="float" office:value="2835">
            <text:p>2835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space domain vectors</text:p>
          </table:table-cell>
          <table:table-cell table:style-name="ce6" table:formula="of:=[.D14]*[.A32]" office:value-type="float" office:value="41.34375">
            <text:p>41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? ca</text:p>
          </table:table-cell>
          <table:table-cell table:style-name="ce6" office:value-type="float" office:value="300">
            <text:p>300</text:p>
          </table:table-cell>
          <table:table-cell office:value-type="string">
            <text:p>MB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total</text:p>
          </table:table-cell>
          <table:table-cell table:style-name="ce7" table:formula="of:=SUM([.C24:.C33])" office:value-type="float" office:value="3260.349609375">
            <text:p>3260</text:p>
          </table:table-cell>
          <table:table-cell table:style-name="ce5" office:value-type="string">
            <text:p>M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+ gpuNUFFT Memory</text:p>
          </table:table-cell>
          <table:table-cell office:value-type="string">
            <text:p>OSF</text:p>
          </table:table-cell>
          <table:table-cell table:style-name="ce8" office:value-type="float" office:value="2">
            <text:p>2.00 <text:s text:c="2"/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FT op - frames * img dims * osf^2</text:p>
          </table:table-cell>
          <table:table-cell table:style-name="ce6" table:formula="of:=[.C6]*[.C3]*[.C4]*[.C36]*[.C36]*2*[.C1]" office:value-type="float" office:value="198180864">
            <text:p>198180864</text:p>
          </table:table-cell>
          <table:table-cell table:formula="of:=[.C37]/(1024*1024)" office:value-type="float" office:value="189">
            <text:p>189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ens Comp - data dim</text:p>
          </table:table-cell>
          <table:table-cell/>
          <table:table-cell table:style-name="ce6" table:formula="of:=[.D14]" office:value-type="float" office:value="20.671875">
            <text:p>21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-space traj (data dim )</text:p>
          </table:table-cell>
          <table:table-cell table:style-name="ce6"/>
          <table:table-cell table:style-name="ce6" table:formula="of:=[.A39]*[.D38]" office:value-type="float" office:value="41.34375">
            <text:p>41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ames * Sum Vector</text:p>
          </table:table-cell>
          <table:table-cell table:style-name="ce6"/>
          <table:table-cell table:style-name="ce6" table:formula="of:=[.D13]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ames * Deapo</text:p>
          </table:table-cell>
          <table:table-cell table:style-name="ce6"/>
          <table:table-cell table:style-name="ce6" table:formula="of:=[.A41]*[.D13]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ames * Sens (img dims )</text:p>
          </table:table-cell>
          <table:table-cell/>
          <table:table-cell table:style-name="ce6" table:formula="of:=[.A42]*[.C6]*[.C3]*[.C4]*2*[.C1]/(1024*1024)" office:value-type="float" office:value="47.25">
            <text:p>47</text:p>
          </table:table-cell>
          <table:table-cell office:value-type="string">
            <text:p>MB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total</text:p>
          </table:table-cell>
          <table:table-cell table:style-name="ce5"/>
          <table:table-cell table:style-name="ce7" table:formula="of:=SUM([.D37:.D42])" office:value-type="float" office:value="392.765625">
            <text:p>393</text:p>
          </table:table-cell>
          <table:table-cell table:style-name="ce5" office:value-type="string">
            <text:p>M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Total</text:p>
          </table:table-cell>
          <table:table-cell table:style-name="ce7" table:formula="of:=[.C34]+[.D43]" office:value-type="float" office:value="3653.115234375">
            <text:p>3653</text:p>
          </table:table-cell>
          <table:table-cell table:style-name="ce5" office:value-type="string">
            <text:p>MB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P1" style:volatile="true">
      <number:text>-</number:text>
      <number:number number:decimal-places="2" number:min-integer-digits="1" number:grouping="true"/>
      <number:text>   </number:text>
    </number:number-style>
    <number:number-style style:name="N120P2" style:volatile="true">
      <number:text> -</number:text>
      <number:number number:decimal-places="0" number:min-integer-digits="2"/>
      <number:text>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  </number:text>
    </number:number-style>
    <number:number-style style:name="N118">
      <number:text>-</number:text>
      <number:number number:decimal-places="2" number:min-integer-digits="1" number:grouping="true"/>
      <number:text>   </number:text>
    </number:number-style>
    <number:number-style style:name="N119">
      <number:text> -</number:text>
      <number:number number:decimal-places="0" number:min-integer-digits="2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K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2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initial-creator>Andreas Schwarzl</meta:initial-creator>
    <dc:creator>Andreas Schwarzl</dc:creator>
    <meta:creation-date>2015-02-08T17:51:36Z</meta:creation-date>
    <dc:date>2015-03-13T15:31:19</dc:date>
    <meta:editing-duration>PT31M28S</meta:editing-duration>
    <meta:editing-cycles>5</meta:editing-cycles>
    <meta:document-statistic meta:table-count="3" meta:cell-count="118" meta:object-count="0"/>
  </office:meta>
</office:document-meta>
</file>